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a0d66" officeooo:paragraph-rsid="001a0d66"/>
    </style:style>
    <style:style style:name="P2" style:family="paragraph" style:parent-style-name="Preformatted_20_Text">
      <style:text-properties officeooo:rsid="001a0d66" officeooo:paragraph-rsid="001b6a20"/>
    </style:style>
    <style:style style:name="P3" style:family="paragraph" style:parent-style-name="Preformatted_20_Text">
      <style:text-properties officeooo:paragraph-rsid="001a0d66"/>
    </style:style>
    <style:style style:name="P4" style:family="paragraph" style:parent-style-name="Preformatted_20_Text">
      <style:text-properties officeooo:rsid="0021bcb6" officeooo:paragraph-rsid="0021bcb6"/>
    </style:style>
    <style:style style:name="P5" style:family="paragraph" style:parent-style-name="Preformatted_20_Text">
      <style:text-properties officeooo:rsid="002222d8" officeooo:paragraph-rsid="002222d8"/>
    </style:style>
    <style:style style:name="P6" style:family="paragraph" style:parent-style-name="Preformatted_20_Text">
      <style:text-properties fo:font-weight="bold" officeooo:rsid="002222d8" officeooo:paragraph-rsid="002222d8" style:font-weight-asian="bold" style:font-weight-complex="bold"/>
    </style:style>
    <style:style style:name="T1" style:family="text">
      <style:text-properties officeooo:rsid="001a0d66"/>
    </style:style>
    <style:style style:name="T2" style:family="text">
      <style:text-properties fo:color="#000000" style:font-name="Times New Roman" fo:font-size="14pt" fo:letter-spacing="normal" fo:font-weight="normal"/>
    </style:style>
    <style:style style:name="T3" style:family="text">
      <style:text-properties officeooo:rsid="001b6a20"/>
    </style:style>
    <style:style style:name="T4" style:family="text">
      <style:text-properties officeooo:rsid="001cafec"/>
    </style:style>
    <style:style style:name="T5" style:family="text">
      <style:text-properties officeooo:rsid="001d7b7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2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uons un peu pour découvrir XML</text:p>
      <text:p text:style-name="P3"><text:span text:style-name="T1">1/ DTD → </text:span><text:span text:style-name="Emphasis"><text:span text:style-name="T2">Document Type Definition</text:span></text:span> <text:s/><text:span text:style-name="T1">donc c’est ce qui permet de définir et valider notre document de TYPE XML</text:span></text:p>
      <text:p text:style-name="P3"/>
      <text:p text:style-name="P1">2/ 8 ?</text:p>
      <text:p text:style-name="P1"/>
      <text:p text:style-name="P1">3/ 5 sous éléments</text:p>
      <text:p text:style-name="P1"/>
      <text:p text:style-name="P5">4/</text:p>
      <text:p text:style-name="P1"/>
      <text:p text:style-name="P2"><text:span text:style-name="T7">5</text:span>/ <text:span text:style-name="T3">Il manque un élément englobant</text:span></text:p>
      <text:p text:style-name="P2"><text:span text:style-name="T3">- Certaines balises ne sont pas refermées (pochette)</text:span></text:p>
      <text:p text:style-name="P2"><text:span text:style-name="T3">- Certains éléments ne sont pas bien construits : Piste doit contenir une durée </text:span></text:p>
      <text:p text:style-name="P2"><text:span text:style-name="T3">- L’attribut Site n’est pas déclaré dans le dtd</text:span></text:p>
      <text:p text:style-name="P2">- <text:span text:style-name="T4">Selon la dtd, un CD ne peut avoir qu’un interprete</text:span></text:p>
      <text:p text:style-name="P2">- <text:span text:style-name="T5">Il la pochette du dernier CD et le genre est au mauvais endroit</text:span></text:p>
      <text:p text:style-name="P2"/>
      <text:p text:style-name="P4"><text:span text:style-name="T6">Une première construction de document</text:span> </text:p>
      <text:p text:style-name="P4"/>
      <text:p text:style-name="P4">Voir carnet.dtd et carnet.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2T16:38:41.529000000</dc:date>
    <meta:editing-duration>PT34M11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3" meta:word-count="105" meta:character-count="562" meta:non-whitespace-character-count="467"/>
  </office:meta>
</office:document-meta>
</file>